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07268"/>
    </style:style>
    <style:style style:name="P2" style:family="paragraph" style:parent-style-name="Standard">
      <style:text-properties officeooo:rsid="00028ea1" officeooo:paragraph-rsid="00028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RESOLVER : 172.29.1.130<text:tab/></text:p>
      <text:p text:style-name="P1">SRV-NS1 : 172.29.1.131</text:p>
      <text:p text:style-name="P1">SRV-NS2 : 172.29.1.132</text:p>
      <text:p text:style-name="P1">SRV-HTTP1 : 172.29.1.135</text:p>
      <text:p text:style-name="P1">SRV-HTTP2 : 172.29.1.136</text:p>
      <text:p text:style-name="P1">SRV-MAIL : 172.29.1.133</text:p>
      <text:p text:style-name="P1">SRV-PLANIFNS1 : 172.29.1.138</text:p>
      <text:p text:style-name="P1">SRV-PLANIFNS2 : 172.29.1.139</text:p>
      <text:p text:style-name="P1">SRV-HTTPS2 : 172.29.1.141</text:p>
      <text:p text:style-name="P1">SRV-HTTPS2 : 172.29.1.14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6-19T11:24:37.801000000</dc:date>
    <meta:editing-duration>PT7M45S</meta:editing-duration>
    <meta:editing-cycles>3</meta:editing-cycles>
    <meta:document-statistic meta:table-count="0" meta:image-count="0" meta:object-count="0" meta:page-count="1" meta:paragraph-count="10" meta:word-count="31" meta:character-count="251" meta:non-whitespace-character-count="229"/>
  </office:meta>
</office:document-meta>
</file>